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0"/>
    <style:style style:name="ce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122"/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61"/>
    <style:style style:name="ce13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2"/>
    <style:style style:name="ce15" style:family="table-cell" style:parent-style-name="Default" style:data-style-name="N10060"/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"/>
          <table:table-cell office:value-type="float" office:value="0.011257" calcext:value-type="float">
            <text:p>1.12570E-02</text:p>
          </table:table-cell>
          <table:table-cell table:style-name="ce2"/>
          <table:table-cell office:value-type="float" office:value="0.00228385" calcext:value-type="float">
            <text:p>2.28385E-03</text:p>
          </table:table-cell>
          <table:table-cell table:style-name="ce2"/>
          <table:table-cell office:value-type="float" office:value="0.00467504" calcext:value-type="float">
            <text:p>4.67504E-03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" table:formula="of:=LOG([.H3]/[.H4])/LOG([.$A3]/[.$A4])" office:value-type="float" office:value="1.27509500584889" calcext:value-type="float">
            <text:p>1.2750950058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" table:formula="of:=LOG([.H4]/[.H5])/LOG([.$A4]/[.$A5])" office:value-type="float" office:value="1.51409863126235" calcext:value-type="float">
            <text:p>1.5140986313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" table:formula="of:=LOG([.H5]/[.H6])/LOG([.$A5]/[.$A6])" office:value-type="float" office:value="1.68945193539072" calcext:value-type="float">
            <text:p>1.689451935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" table:formula="of:=LOG([.H6]/[.H7])/LOG([.$A6]/[.$A7])" office:value-type="float" office:value="1.50849443942829" calcext:value-type="float">
            <text:p>1.5084944394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" table:formula="of:=LOG([.H7]/[.H8])/LOG([.$A7]/[.$A8])" office:value-type="float" office:value="1.67746453734625" calcext:value-type="float">
            <text:p>1.6774645373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" table:formula="of:=LOG([.H8]/[.H9])/LOG([.$A8]/[.$A9])" office:value-type="float" office:value="1.37506681741839" calcext:value-type="float">
            <text:p>1.3750668174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" table:formula="of:=LOG([.H9]/[.H10])/LOG([.$A9]/[.$A10])" office:value-type="float" office:value="0.88661732213914" calcext:value-type="float">
            <text:p>0.8866173221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"/>
          <table:table-cell office:value-type="float" office:value="0.120032" calcext:value-type="float">
            <text:p>1.20032E-01</text:p>
          </table:table-cell>
          <table:table-cell table:style-name="ce2"/>
          <table:table-cell office:value-type="float" office:value="0.0268038" calcext:value-type="float">
            <text:p>2.68038E-02</text:p>
          </table:table-cell>
          <table:table-cell table:style-name="ce2"/>
          <table:table-cell office:value-type="float" office:value="0.0377115" calcext:value-type="float">
            <text:p>3.77115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" table:formula="of:=LOG([.H15]/[.H16])/LOG([.$A15]/[.$A16])" office:value-type="float" office:value="1.55304223767711" calcext:value-type="float">
            <text:p>1.5530422377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" table:formula="of:=LOG([.H16]/[.H17])/LOG([.$A16]/[.$A17])" office:value-type="float" office:value="1.83873958014058" calcext:value-type="float">
            <text:p>1.8387395801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" table:formula="of:=LOG([.H17]/[.H18])/LOG([.$A17]/[.$A18])" office:value-type="float" office:value="1.21153093147917" calcext:value-type="float">
            <text:p>1.2115309315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" table:formula="of:=LOG([.H18]/[.H19])/LOG([.$A18]/[.$A19])" office:value-type="float" office:value="-0.334245452511943" calcext:value-type="float">
            <text:p>-0.3342454525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" table:formula="of:=LOG([.H19]/[.H20])/LOG([.$A19]/[.$A20])" office:value-type="float" office:value="0.982948164731642" calcext:value-type="float">
            <text:p>0.9829481647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" table:formula="of:=LOG([.H20]/[.H21])/LOG([.$A20]/[.$A21])" office:value-type="float" office:value="0.123304190917193" calcext:value-type="float">
            <text:p>0.1233041909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" table:formula="of:=LOG([.H21]/[.H22])/LOG([.$A21]/[.$A22])" office:value-type="float" office:value="0.218479141751749" calcext:value-type="float">
            <text:p>0.2184791418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conAvNormal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"/>
          <table:table-cell office:value-type="float" office:value="0.113059" calcext:value-type="float">
            <text:p>1.13059E-01</text:p>
          </table:table-cell>
          <table:table-cell table:style-name="ce2"/>
          <table:table-cell office:value-type="float" office:value="0.0248099" calcext:value-type="float">
            <text:p>2.48099E-02</text:p>
          </table:table-cell>
          <table:table-cell table:style-name="ce2"/>
          <table:table-cell office:value-type="float" office:value="0.0292189" calcext:value-type="float">
            <text:p>2.92189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" table:formula="of:=LOG([.H29]/[.H30])/LOG([.$A29]/[.$A30])" office:value-type="float" office:value="1.58969719761449" calcext:value-type="float">
            <text:p>1.5896971976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" table:formula="of:=LOG([.H30]/[.H31])/LOG([.$A30]/[.$A31])" office:value-type="float" office:value="1.83417177186465" calcext:value-type="float">
            <text:p>1.8341717719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" table:formula="of:=LOG([.H31]/[.H32])/LOG([.$A31]/[.$A32])" office:value-type="float" office:value="1.29546753744433" calcext:value-type="float">
            <text:p>1.295467537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" table:formula="of:=LOG([.H32]/[.H33])/LOG([.$A32]/[.$A33])" office:value-type="float" office:value="-0.0513512555518303" calcext:value-type="float">
            <text:p>-0.0513512556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" table:formula="of:=LOG([.H33]/[.H34])/LOG([.$A33]/[.$A34])" office:value-type="float" office:value="1.15418155083751" calcext:value-type="float">
            <text:p>1.1541815508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" table:formula="of:=LOG([.H34]/[.H35])/LOG([.$A34]/[.$A35])" office:value-type="float" office:value="0.481698056272697" calcext:value-type="float">
            <text:p>0.4816980563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" table:formula="of:=LOG([.H35]/[.H36])/LOG([.$A35]/[.$A36])" office:value-type="float" office:value="0.603836287197254" calcext:value-type="float">
            <text:p>0.6038362872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4" office:value-type="string" calcext:value-type="string">
            <text:p>exakte Normalen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"/>
          <table:table-cell office:value-type="float" office:value="0.118439" calcext:value-type="float">
            <text:p>1.18439E-01</text:p>
          </table:table-cell>
          <table:table-cell table:style-name="ce2"/>
          <table:table-cell office:value-type="float" office:value="0.0159035" calcext:value-type="float">
            <text:p>1.59035E-02</text:p>
          </table:table-cell>
          <table:table-cell table:style-name="ce2"/>
          <table:table-cell office:value-type="float" office:value="0.0183957" calcext:value-type="float">
            <text:p>1.83957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" table:formula="of:=LOG([.H43]/[.H44])/LOG([.$A43]/[.$A44])" office:value-type="float" office:value="1.79244480297415" calcext:value-type="float">
            <text:p>1.792444803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" table:formula="of:=LOG([.H44]/[.H45])/LOG([.$A44]/[.$A45])" office:value-type="float" office:value="1.85926138560287" calcext:value-type="float">
            <text:p>1.8592613856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" table:formula="of:=LOG([.H45]/[.H46])/LOG([.$A45]/[.$A46])" office:value-type="float" office:value="1.89393960675084" calcext:value-type="float">
            <text:p>1.8939396068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" table:formula="of:=LOG([.H46]/[.H47])/LOG([.$A46]/[.$A47])" office:value-type="float" office:value="1.92526804223295" calcext:value-type="float">
            <text:p>1.9252680422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" table:formula="of:=LOG([.H47]/[.H48])/LOG([.$A47]/[.$A48])" office:value-type="float" office:value="1.95001143985203" calcext:value-type="float">
            <text:p>1.9500114399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" table:formula="of:=LOG([.H48]/[.H49])/LOG([.$A48]/[.$A49])" office:value-type="float" office:value="1.93119691045086" calcext:value-type="float">
            <text:p>1.9311969105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" table:formula="of:=LOG([.H49]/[.H50])/LOG([.$A49]/[.$A50])" office:value-type="float" office:value="1.87137562152194" calcext:value-type="float">
            <text:p>1.8713756215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4" office:value-type="string" calcext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number-columns-repeated="7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"/>
          <table:table-cell office:value-type="float" office:value="0.0134256" calcext:value-type="float">
            <text:p>1.34256E-02</text:p>
          </table:table-cell>
          <table:table-cell table:style-name="ce2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Sandbox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5" office:value-type="string" calcext:value-type="string">
            <text:p>DOFs</text:p>
          </table:table-cell>
          <table:table-cell table:style-name="ce8" office:value-type="string" calcext:value-type="string">
            <text:p>hMax</text:p>
          </table:table-cell>
          <table:table-cell table:style-name="ce11" office:value-type="string" calcext:value-type="string">
            <text:p>Err2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2H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H</text:p>
          </table:table-cell>
          <table:table-cell table:style-name="ce8" office:value-type="string" calcext:value-type="string">
            <text:p>EOC</text:p>
          </table:table-cell>
          <table:table-cell table:number-columns-repeated="2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9" office:value-type="float" office:value="0.263248" calcext:value-type="float">
            <text:p>0.263</text:p>
          </table:table-cell>
          <table:table-cell table:style-name="ce12" office:value-type="float" office:value="0.0589887" calcext:value-type="float">
            <text:p>5.90E-02</text:p>
          </table:table-cell>
          <table:table-cell table:style-name="ce14"/>
          <table:table-cell table:style-name="ce12" office:value-type="float" office:value="0.113059" calcext:value-type="float">
            <text:p>1.13E-01</text:p>
          </table:table-cell>
          <table:table-cell table:style-name="ce14"/>
          <table:table-cell table:style-name="ce12" office:value-type="float" office:value="0.0248099" calcext:value-type="float">
            <text:p>2.48E-02</text:p>
          </table:table-cell>
          <table:table-cell table:style-name="ce14"/>
          <table:table-cell table:style-name="ce12" office:value-type="float" office:value="0.0292189" calcext:value-type="float">
            <text:p>2.92E-02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9" office:value-type="float" office:value="0.214754" calcext:value-type="float">
            <text:p>0.215</text:p>
          </table:table-cell>
          <table:table-cell table:style-name="ce12" office:value-type="float" office:value="0.0401822" calcext:value-type="float">
            <text:p>4.02E-02</text:p>
          </table:table-cell>
          <table:table-cell table:style-name="ce14" table:formula="of:=LOG([.C68]/[.C69])/LOG([.$B68]/[.$B69])" office:value-type="float" office:value="1.88563575824272" calcext:value-type="float">
            <text:p>1.89</text:p>
          </table:table-cell>
          <table:table-cell table:style-name="ce12" office:value-type="float" office:value="0.0777378" calcext:value-type="float">
            <text:p>7.77E-02</text:p>
          </table:table-cell>
          <table:table-cell table:style-name="ce14" table:formula="of:=LOG([.E68]/[.E69])/LOG([.$B68]/[.$B69])" office:value-type="float" office:value="1.83969541838869" calcext:value-type="float">
            <text:p>1.84</text:p>
          </table:table-cell>
          <table:table-cell table:style-name="ce12" office:value-type="float" office:value="0.0173329" calcext:value-type="float">
            <text:p>1.73E-02</text:p>
          </table:table-cell>
          <table:table-cell table:style-name="ce14" table:formula="of:=LOG([.G68]/[.G69])/LOG([.$B68]/[.$B69])" office:value-type="float" office:value="1.76144600835362" calcext:value-type="float">
            <text:p>1.76</text:p>
          </table:table-cell>
          <table:table-cell table:style-name="ce12" office:value-type="float" office:value="0.0211396" calcext:value-type="float">
            <text:p>2.11E-02</text:p>
          </table:table-cell>
          <table:table-cell table:style-name="ce14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2">
          <table:table-cell office:value-type="float" office:value="4752" calcext:value-type="float">
            <text:p>4752</text:p>
          </table:table-cell>
          <table:table-cell table:style-name="ce9" office:value-type="float" office:value="0.138422" calcext:value-type="float">
            <text:p>0.138</text:p>
          </table:table-cell>
          <table:table-cell table:style-name="ce12" office:value-type="float" office:value="0.0175346" calcext:value-type="float">
            <text:p>1.75E-02</text:p>
          </table:table-cell>
          <table:table-cell table:style-name="ce14" table:formula="of:=LOG([.C69]/[.C70])/LOG([.$B69]/[.$B70])" office:value-type="float" office:value="1.88814686234405" calcext:value-type="float">
            <text:p>1.89</text:p>
          </table:table-cell>
          <table:table-cell table:style-name="ce12" office:value-type="float" office:value="0.0362486" calcext:value-type="float">
            <text:p>3.62E-02</text:p>
          </table:table-cell>
          <table:table-cell table:style-name="ce14" table:formula="of:=LOG([.E69]/[.E70])/LOG([.$B69]/[.$B70])" office:value-type="float" office:value="1.73716949909354" calcext:value-type="float">
            <text:p>1.74</text:p>
          </table:table-cell>
          <table:table-cell table:style-name="ce12" office:value-type="float" office:value="0.00775109" calcext:value-type="float">
            <text:p>7.75E-03</text:p>
          </table:table-cell>
          <table:table-cell table:style-name="ce14" table:formula="of:=LOG([.G69]/[.G70])/LOG([.$B69]/[.$B70])" office:value-type="float" office:value="1.83241858833932" calcext:value-type="float">
            <text:p>1.83</text:p>
          </table:table-cell>
          <table:table-cell table:style-name="ce12" office:value-type="float" office:value="0.00944613" calcext:value-type="float">
            <text:p>9.45E-03</text:p>
          </table:table-cell>
          <table:table-cell table:style-name="ce14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2">
          <table:table-cell office:value-type="float" office:value="10192" calcext:value-type="float">
            <text:p>10192</text:p>
          </table:table-cell>
          <table:table-cell table:style-name="ce9" office:value-type="float" office:value="0.0940568" calcext:value-type="float">
            <text:p>0.094</text:p>
          </table:table-cell>
          <table:table-cell table:style-name="ce12" office:value-type="float" office:value="0.0083894" calcext:value-type="float">
            <text:p>8.39E-03</text:p>
          </table:table-cell>
          <table:table-cell table:style-name="ce14" table:formula="of:=LOG([.C70]/[.C71])/LOG([.$B70]/[.$B71])" office:value-type="float" office:value="1.90784561929563" calcext:value-type="float">
            <text:p>1.91</text:p>
          </table:table-cell>
          <table:table-cell table:style-name="ce12" office:value-type="float" office:value="0.0170546" calcext:value-type="float">
            <text:p>1.71E-02</text:p>
          </table:table-cell>
          <table:table-cell table:style-name="ce14" table:formula="of:=LOG([.E70]/[.E71])/LOG([.$B70]/[.$B71])" office:value-type="float" office:value="1.95125498024458" calcext:value-type="float">
            <text:p>1.95</text:p>
          </table:table-cell>
          <table:table-cell table:style-name="ce12" office:value-type="float" office:value="0.00374999" calcext:value-type="float">
            <text:p>3.75E-03</text:p>
          </table:table-cell>
          <table:table-cell table:style-name="ce14" table:formula="of:=LOG([.G70]/[.G71])/LOG([.$B70]/[.$B71])" office:value-type="float" office:value="1.87905025691916" calcext:value-type="float">
            <text:p>1.88</text:p>
          </table:table-cell>
          <table:table-cell table:style-name="ce12" office:value-type="float" office:value="0.00572605" calcext:value-type="float">
            <text:p>5.73E-03</text:p>
          </table:table-cell>
          <table:table-cell table:style-name="ce14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2">
          <table:table-cell office:value-type="float" office:value="24640" calcext:value-type="float">
            <text:p>24640</text:p>
          </table:table-cell>
          <table:table-cell table:style-name="ce9" office:value-type="float" office:value="0.0603108" calcext:value-type="float">
            <text:p>0.060</text:p>
          </table:table-cell>
          <table:table-cell table:style-name="ce12" office:value-type="float" office:value="0.00364332" calcext:value-type="float">
            <text:p>3.64E-03</text:p>
          </table:table-cell>
          <table:table-cell table:style-name="ce14" table:formula="of:=LOG([.C71]/[.C72])/LOG([.$B71]/[.$B72])" office:value-type="float" office:value="1.87690550376706" calcext:value-type="float">
            <text:p>1.88</text:p>
          </table:table-cell>
          <table:table-cell table:style-name="ce12" office:value-type="float" office:value="0.00749013" calcext:value-type="float">
            <text:p>7.49E-03</text:p>
          </table:table-cell>
          <table:table-cell table:style-name="ce14" table:formula="of:=LOG([.E71]/[.E72])/LOG([.$B71]/[.$B72])" office:value-type="float" office:value="1.8516126275637" calcext:value-type="float">
            <text:p>1.85</text:p>
          </table:table-cell>
          <table:table-cell table:style-name="ce12" office:value-type="float" office:value="0.00177822" calcext:value-type="float">
            <text:p>1.78E-03</text:p>
          </table:table-cell>
          <table:table-cell table:style-name="ce14" table:formula="of:=LOG([.G71]/[.G72])/LOG([.$B71]/[.$B72])" office:value-type="float" office:value="1.67903020625559" calcext:value-type="float">
            <text:p>1.68</text:p>
          </table:table-cell>
          <table:table-cell table:style-name="ce12" office:value-type="float" office:value="0.00585822" calcext:value-type="float">
            <text:p>5.86E-03</text:p>
          </table:table-cell>
          <table:table-cell table:style-name="ce14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2">
          <table:table-cell office:value-type="float" office:value="48832" calcext:value-type="float">
            <text:p>48832</text:p>
          </table:table-cell>
          <table:table-cell table:style-name="ce9" office:value-type="float" office:value="0.0427842" calcext:value-type="float">
            <text:p>0.043</text:p>
          </table:table-cell>
          <table:table-cell table:style-name="ce12" office:value-type="float" office:value="0.00212024" calcext:value-type="float">
            <text:p>2.12E-03</text:p>
          </table:table-cell>
          <table:table-cell table:style-name="ce14" table:formula="of:=LOG([.C72]/[.C73])/LOG([.$B72]/[.$B73])" office:value-type="float" office:value="1.57675310566706" calcext:value-type="float">
            <text:p>1.58</text:p>
          </table:table-cell>
          <table:table-cell table:style-name="ce12" office:value-type="float" office:value="0.00480814" calcext:value-type="float">
            <text:p>4.81E-03</text:p>
          </table:table-cell>
          <table:table-cell table:style-name="ce14" table:formula="of:=LOG([.E72]/[.E73])/LOG([.$B72]/[.$B73])" office:value-type="float" office:value="1.29106089593619" calcext:value-type="float">
            <text:p>1.29</text:p>
          </table:table-cell>
          <table:table-cell table:style-name="ce12" office:value-type="float" office:value="0.00140767" calcext:value-type="float">
            <text:p>1.41E-03</text:p>
          </table:table-cell>
          <table:table-cell table:style-name="ce14" table:formula="of:=LOG([.G72]/[.G73])/LOG([.$B72]/[.$B73])" office:value-type="float" office:value="0.680594839007894" calcext:value-type="float">
            <text:p>0.68</text:p>
          </table:table-cell>
          <table:table-cell table:style-name="ce12" office:value-type="float" office:value="0.00394152" calcext:value-type="float">
            <text:p>3.94E-03</text:p>
          </table:table-cell>
          <table:table-cell table:style-name="ce14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2">
          <table:table-cell office:value-type="float" office:value="100480" calcext:value-type="float">
            <text:p>100480</text:p>
          </table:table-cell>
          <table:table-cell table:style-name="ce9" office:value-type="float" office:value="0.0297978" calcext:value-type="float">
            <text:p>0.030</text:p>
          </table:table-cell>
          <table:table-cell table:style-name="ce12" office:value-type="float" office:value="0.00139385" calcext:value-type="float">
            <text:p>1.39E-03</text:p>
          </table:table-cell>
          <table:table-cell table:style-name="ce14" table:formula="of:=LOG([.C73]/[.C74])/LOG([.$B73]/[.$B74])" office:value-type="float" office:value="1.15957921430917" calcext:value-type="float">
            <text:p>1.16</text:p>
          </table:table-cell>
          <table:table-cell table:style-name="ce12" office:value-type="float" office:value="0.00422722" calcext:value-type="float">
            <text:p>4.23E-03</text:p>
          </table:table-cell>
          <table:table-cell table:style-name="ce14" table:formula="of:=LOG([.E73]/[.E74])/LOG([.$B73]/[.$B74])" office:value-type="float" office:value="0.355967749507193" calcext:value-type="float">
            <text:p>0.36</text:p>
          </table:table-cell>
          <table:table-cell table:style-name="ce12" office:value-type="float" office:value="0.00118653" calcext:value-type="float">
            <text:p>1.19E-03</text:p>
          </table:table-cell>
          <table:table-cell table:style-name="ce14" table:formula="of:=LOG([.G73]/[.G74])/LOG([.$B73]/[.$B74])" office:value-type="float" office:value="0.472453868458895" calcext:value-type="float">
            <text:p>0.47</text:p>
          </table:table-cell>
          <table:table-cell table:style-name="ce12" office:value-type="float" office:value="0.00331123" calcext:value-type="float">
            <text:p>3.31E-03</text:p>
          </table:table-cell>
          <table:table-cell table:style-name="ce14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2">
          <table:table-cell office:value-type="float" office:value="250992" calcext:value-type="float">
            <text:p>250992</text:p>
          </table:table-cell>
          <table:table-cell table:style-name="ce9" office:value-type="float" office:value="0.0188374" calcext:value-type="float">
            <text:p>0.019</text:p>
          </table:table-cell>
          <table:table-cell table:style-name="ce12" office:value-type="float" office:value="0.000884444" calcext:value-type="float">
            <text:p>8.84E-04</text:p>
          </table:table-cell>
          <table:table-cell table:style-name="ce14" table:formula="of:=LOG([.C74]/[.C75])/LOG([.$B74]/[.$B75])" office:value-type="float" office:value="0.991878312079754" calcext:value-type="float">
            <text:p>0.99</text:p>
          </table:table-cell>
          <table:table-cell table:style-name="ce12" office:value-type="float" office:value="0.00373022" calcext:value-type="float">
            <text:p>3.73E-03</text:p>
          </table:table-cell>
          <table:table-cell table:style-name="ce14" table:formula="of:=LOG([.E74]/[.E75])/LOG([.$B74]/[.$B75])" office:value-type="float" office:value="0.272743123323582" calcext:value-type="float">
            <text:p>0.27</text:p>
          </table:table-cell>
          <table:table-cell table:style-name="ce12" office:value-type="float" office:value="0.000823916" calcext:value-type="float">
            <text:p>8.24E-04</text:p>
          </table:table-cell>
          <table:table-cell table:style-name="ce14" table:formula="of:=LOG([.G74]/[.G75])/LOG([.$B74]/[.$B75])" office:value-type="float" office:value="0.795306331520313" calcext:value-type="float">
            <text:p>0.80</text:p>
          </table:table-cell>
          <table:table-cell table:style-name="ce12" office:value-type="float" office:value="0.00251031" calcext:value-type="float">
            <text:p>2.51E-03</text:p>
          </table:table-cell>
          <table:table-cell table:style-name="ce14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 calcext:value-type="float">
            <text:p>0.249117</text:p>
          </table:table-cell>
          <table:table-cell office:value-type="float" office:value="0.0605908" calcext:value-type="float">
            <text:p>0.0605908</text:p>
          </table:table-cell>
          <table:table-cell/>
          <table:table-cell office:value-type="float" office:value="0.0585884" calcext:value-type="float">
            <text:p>0.0585884</text:p>
          </table:table-cell>
          <table:table-cell/>
          <table:table-cell office:value-type="float" office:value="0.037736" calcext:value-type="float">
            <text:p>0.037736</text:p>
          </table:table-cell>
          <table:table-cell/>
          <table:table-cell office:value-type="float" office:value="0.13217" calcext:value-type="float">
            <text:p>0.13217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78909</text:p>
          </table:table-cell>
          <table:table-cell office:value-type="float" office:value="0.0304249" calcext:value-type="float">
            <text:p>0.0304249</text:p>
          </table:table-cell>
          <table:table-cell table:formula="of:=LOG([.B3]/[.B4])/LOG([.$A3]/[.$A4])" office:value-type="float" office:value="2.08092841315459" calcext:value-type="float">
            <text:p>2.0809284132</text:p>
          </table:table-cell>
          <table:table-cell office:value-type="float" office:value="0.0552849" calcext:value-type="float">
            <text:p>0.0552849</text:p>
          </table:table-cell>
          <table:table-cell table:formula="of:=LOG([.D3]/[.D4])/LOG([.$A3]/[.$A4])" office:value-type="float" office:value="0.175314065777003" calcext:value-type="float">
            <text:p>0.1753140658</text:p>
          </table:table-cell>
          <table:table-cell office:value-type="float" office:value="0.0224912" calcext:value-type="float">
            <text:p>0.0224912</text:p>
          </table:table-cell>
          <table:table-cell table:formula="of:=LOG([.F3]/[.F4])/LOG([.$A3]/[.$A4])" office:value-type="float" office:value="1.56320091727319" calcext:value-type="float">
            <text:p>1.5632009173</text:p>
          </table:table-cell>
          <table:table-cell office:value-type="float" office:value="0.0819829" calcext:value-type="float">
            <text:p>0.0819829</text:p>
          </table:table-cell>
          <table:table-cell table:formula="of:=LOG([.H3]/[.H4])/LOG([.$A3]/[.$A4])" office:value-type="float" office:value="1.442636957485" calcext:value-type="float">
            <text:p>1.4426369575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09365</text:p>
          </table:table-cell>
          <table:table-cell office:value-type="float" office:value="0.0117452" calcext:value-type="float">
            <text:p>0.0117452</text:p>
          </table:table-cell>
          <table:table-cell table:formula="of:=LOG([.B4]/[.B5])/LOG([.$A4]/[.$A5])" office:value-type="float" office:value="1.93385419647169" calcext:value-type="float">
            <text:p>1.9338541965</text:p>
          </table:table-cell>
          <table:table-cell office:value-type="float" office:value="0.053577" calcext:value-type="float">
            <text:p>0.053577</text:p>
          </table:table-cell>
          <table:table-cell table:formula="of:=LOG([.D4]/[.D5])/LOG([.$A4]/[.$A5])" office:value-type="float" office:value="0.0637562205054551" calcext:value-type="float">
            <text:p>0.0637562205</text:p>
          </table:table-cell>
          <table:table-cell office:value-type="float" office:value="0.0103995" calcext:value-type="float">
            <text:p>0.0103995</text:p>
          </table:table-cell>
          <table:table-cell table:formula="of:=LOG([.F4]/[.F5])/LOG([.$A4]/[.$A5])" office:value-type="float" office:value="1.56722416022845" calcext:value-type="float">
            <text:p>1.5672241602</text:p>
          </table:table-cell>
          <table:table-cell office:value-type="float" office:value="0.0354003" calcext:value-type="float">
            <text:p>0.0354003</text:p>
          </table:table-cell>
          <table:table-cell table:formula="of:=LOG([.H4]/[.H5])/LOG([.$A4]/[.$A5])" office:value-type="float" office:value="1.70624466718323" calcext:value-type="float">
            <text:p>1.706244667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 calcext:value-type="float">
            <text:p>0.0784945</text:p>
          </table:table-cell>
          <table:table-cell office:value-type="float" office:value="0.00648864" calcext:value-type="float">
            <text:p>0.00648864</text:p>
          </table:table-cell>
          <table:table-cell table:formula="of:=LOG([.B5]/[.B6])/LOG([.$A5]/[.$A6])" office:value-type="float" office:value="1.78914394416436" calcext:value-type="float">
            <text:p>1.7891439442</text:p>
          </table:table-cell>
          <table:table-cell office:value-type="float" office:value="0.0517027" calcext:value-type="float">
            <text:p>0.0517027</text:p>
          </table:table-cell>
          <table:table-cell table:formula="of:=LOG([.D5]/[.D6])/LOG([.$A5]/[.$A6])" office:value-type="float" office:value="0.107367829458015" calcext:value-type="float">
            <text:p>0.1073678295</text:p>
          </table:table-cell>
          <table:table-cell office:value-type="float" office:value="0.00589007" calcext:value-type="float">
            <text:p>0.00589007</text:p>
          </table:table-cell>
          <table:table-cell table:formula="of:=LOG([.F5]/[.F6])/LOG([.$A5]/[.$A6])" office:value-type="float" office:value="1.71406202811825" calcext:value-type="float">
            <text:p>1.7140620281</text:p>
          </table:table-cell>
          <table:table-cell office:value-type="float" office:value="0.0198031" calcext:value-type="float">
            <text:p>0.0198031</text:p>
          </table:table-cell>
          <table:table-cell table:formula="of:=LOG([.H5]/[.H6])/LOG([.$A5]/[.$A6])" office:value-type="float" office:value="1.75142520042222" calcext:value-type="float">
            <text:p>1.751425200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03854" calcext:value-type="float">
            <text:p>0.0503854</text:p>
          </table:table-cell>
          <table:table-cell office:value-type="float" office:value="0.00307695" calcext:value-type="float">
            <text:p>0.00307695</text:p>
          </table:table-cell>
          <table:table-cell table:formula="of:=LOG([.B6]/[.B7])/LOG([.$A6]/[.$A7])" office:value-type="float" office:value="1.6829877880363" calcext:value-type="float">
            <text:p>1.682987788</text:p>
          </table:table-cell>
          <table:table-cell office:value-type="float" office:value="0.0512228" calcext:value-type="float">
            <text:p>0.0512228</text:p>
          </table:table-cell>
          <table:table-cell table:formula="of:=LOG([.D6]/[.D7])/LOG([.$A6]/[.$A7])" office:value-type="float" office:value="0.0210347143883774" calcext:value-type="float">
            <text:p>0.0210347144</text:p>
          </table:table-cell>
          <table:table-cell office:value-type="float" office:value="0.0026113" calcext:value-type="float">
            <text:p>0.0026113</text:p>
          </table:table-cell>
          <table:table-cell table:formula="of:=LOG([.F6]/[.F7])/LOG([.$A6]/[.$A7])" office:value-type="float" office:value="1.8348070436407" calcext:value-type="float">
            <text:p>1.8348070436</text:p>
          </table:table-cell>
          <table:table-cell office:value-type="float" office:value="0.0171172" calcext:value-type="float">
            <text:p>0.0171172</text:p>
          </table:table-cell>
          <table:table-cell table:formula="of:=LOG([.H6]/[.H7])/LOG([.$A6]/[.$A7])" office:value-type="float" office:value="0.328774583177185" calcext:value-type="float">
            <text:p>0.3287745832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364551" calcext:value-type="float">
            <text:p>0.0364551</text:p>
          </table:table-cell>
          <table:table-cell office:value-type="float" office:value="0.00183794" calcext:value-type="float">
            <text:p>0.00183794</text:p>
          </table:table-cell>
          <table:table-cell table:formula="of:=LOG([.B7]/[.B8])/LOG([.$A7]/[.$A8])" office:value-type="float" office:value="1.59227901028282" calcext:value-type="float">
            <text:p>1.5922790103</text:p>
          </table:table-cell>
          <table:table-cell office:value-type="float" office:value="0.052223" calcext:value-type="float">
            <text:p>0.052223</text:p>
          </table:table-cell>
          <table:table-cell table:formula="of:=LOG([.D7]/[.D8])/LOG([.$A7]/[.$A8])" office:value-type="float" office:value="-0.059756073230094" calcext:value-type="float">
            <text:p>-0.0597560732</text:p>
          </table:table-cell>
          <table:table-cell office:value-type="float" office:value="0.00140573" calcext:value-type="float">
            <text:p>0.00140573</text:p>
          </table:table-cell>
          <table:table-cell table:formula="of:=LOG([.F7]/[.F8])/LOG([.$A7]/[.$A8])" office:value-type="float" office:value="1.91363722782707" calcext:value-type="float">
            <text:p>1.9136372278</text:p>
          </table:table-cell>
          <table:table-cell office:value-type="float" office:value="0.0164807" calcext:value-type="float">
            <text:p>0.0164807</text:p>
          </table:table-cell>
          <table:table-cell table:formula="of:=LOG([.H7]/[.H8])/LOG([.$A7]/[.$A8])" office:value-type="float" office:value="0.117093494740751" calcext:value-type="float">
            <text:p>0.117093494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57207" calcext:value-type="float">
            <text:p>0.0257207</text:p>
          </table:table-cell>
          <table:table-cell office:value-type="float" office:value="0.00111634" calcext:value-type="float">
            <text:p>0.00111634</text:p>
          </table:table-cell>
          <table:table-cell table:formula="of:=LOG([.B8]/[.B9])/LOG([.$A8]/[.$A9])" office:value-type="float" office:value="1.42950397261357" calcext:value-type="float">
            <text:p>1.4295039726</text:p>
          </table:table-cell>
          <table:table-cell office:value-type="float" office:value="0.0519484" calcext:value-type="float">
            <text:p>0.0519484</text:p>
          </table:table-cell>
          <table:table-cell table:formula="of:=LOG([.D8]/[.D9])/LOG([.$A8]/[.$A9])" office:value-type="float" office:value="0.0151155836725354" calcext:value-type="float">
            <text:p>0.0151155837</text:p>
          </table:table-cell>
          <table:table-cell office:value-type="float" office:value="0.000726692" calcext:value-type="float">
            <text:p>0.000726692</text:p>
          </table:table-cell>
          <table:table-cell table:formula="of:=LOG([.F8]/[.F9])/LOG([.$A8]/[.$A9])" office:value-type="float" office:value="1.89173506806191" calcext:value-type="float">
            <text:p>1.8917350681</text:p>
          </table:table-cell>
          <table:table-cell office:value-type="float" office:value="0.0162289" calcext:value-type="float">
            <text:p>0.0162289</text:p>
          </table:table-cell>
          <table:table-cell table:formula="of:=LOG([.H8]/[.H9])/LOG([.$A8]/[.$A9])" office:value-type="float" office:value="0.0441429095675888" calcext:value-type="float">
            <text:p>0.0441429096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67543" calcext:value-type="float">
            <text:p>0.0167543</text:p>
          </table:table-cell>
          <table:table-cell office:value-type="float" office:value="0.0006237" calcext:value-type="float">
            <text:p>0.0006237</text:p>
          </table:table-cell>
          <table:table-cell table:formula="of:=LOG([.B9]/[.B10])/LOG([.$A9]/[.$A10])" office:value-type="float" office:value="1.35810861996622" calcext:value-type="float">
            <text:p>1.35810862</text:p>
          </table:table-cell>
          <table:table-cell office:value-type="float" office:value="0.0534929" calcext:value-type="float">
            <text:p>0.0534929</text:p>
          </table:table-cell>
          <table:table-cell table:formula="of:=LOG([.D9]/[.D10])/LOG([.$A9]/[.$A10])" office:value-type="float" office:value="-0.0683509154158864" calcext:value-type="float">
            <text:p>-0.0683509154</text:p>
          </table:table-cell>
          <table:table-cell office:value-type="float" office:value="0.00032242" calcext:value-type="float">
            <text:p>0.00032242</text:p>
          </table:table-cell>
          <table:table-cell table:formula="of:=LOG([.F9]/[.F10])/LOG([.$A9]/[.$A10])" office:value-type="float" office:value="1.89586940270213" calcext:value-type="float">
            <text:p>1.8958694027</text:p>
          </table:table-cell>
          <table:table-cell office:value-type="float" office:value="0.0156743" calcext:value-type="float">
            <text:p>0.0156743</text:p>
          </table:table-cell>
          <table:table-cell table:formula="of:=LOG([.H9]/[.H10])/LOG([.$A9]/[.$A10])" office:value-type="float" office:value="0.0811195406238109" calcext:value-type="float">
            <text:p>0.081119540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number-columns-repeated="1014"/>
        </table:table-row>
        <table:table-row table:style-name="ro3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49117</text:p>
          </table:table-cell>
          <table:table-cell office:value-type="float" office:value="0.209717" calcext:value-type="float">
            <text:p>0.209717</text:p>
          </table:table-cell>
          <table:table-cell/>
          <table:table-cell office:value-type="float" office:value="0.47307" calcext:value-type="float">
            <text:p>0.47307</text:p>
          </table:table-cell>
          <table:table-cell/>
          <table:table-cell office:value-type="float" office:value="0.0968374" calcext:value-type="float">
            <text:p>0.0968374</text:p>
          </table:table-cell>
          <table:table-cell/>
          <table:table-cell office:value-type="float" office:value="0.321923" calcext:value-type="float">
            <text:p>0.32192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78909</text:p>
          </table:table-cell>
          <table:table-cell office:value-type="float" office:value="0.139978" calcext:value-type="float">
            <text:p>0.139978</text:p>
          </table:table-cell>
          <table:table-cell table:formula="of:=LOG([.B15]/[.B16])/LOG([.$A15]/[.$A16])" office:value-type="float" office:value="1.22120341602966" calcext:value-type="float">
            <text:p>1.221203416</text:p>
          </table:table-cell>
          <table:table-cell office:value-type="float" office:value="0.326632" calcext:value-type="float">
            <text:p>0.326632</text:p>
          </table:table-cell>
          <table:table-cell table:formula="of:=LOG([.D15]/[.D16])/LOG([.$A15]/[.$A16])" office:value-type="float" office:value="1.11890770547588" calcext:value-type="float">
            <text:p>1.1189077055</text:p>
          </table:table-cell>
          <table:table-cell office:value-type="float" office:value="0.0639814" calcext:value-type="float">
            <text:p>0.0639814</text:p>
          </table:table-cell>
          <table:table-cell table:formula="of:=LOG([.F15]/[.F16])/LOG([.$A15]/[.$A16])" office:value-type="float" office:value="1.25191561660033" calcext:value-type="float">
            <text:p>1.2519156166</text:p>
          </table:table-cell>
          <table:table-cell office:value-type="float" office:value="0.219472" calcext:value-type="float">
            <text:p>0.219472</text:p>
          </table:table-cell>
          <table:table-cell table:formula="of:=LOG([.H15]/[.H16])/LOG([.$A15]/[.$A16])" office:value-type="float" office:value="1.15720611348096" calcext:value-type="float">
            <text:p>1.1572061135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09365</text:p>
          </table:table-cell>
          <table:table-cell office:value-type="float" office:value="0.0689603" calcext:value-type="float">
            <text:p>0.0689603</text:p>
          </table:table-cell>
          <table:table-cell table:formula="of:=LOG([.B16]/[.B17])/LOG([.$A16]/[.$A17])" office:value-type="float" office:value="1.43838658003368" calcext:value-type="float">
            <text:p>1.43838658</text:p>
          </table:table-cell>
          <table:table-cell office:value-type="float" office:value="0.157128" calcext:value-type="float">
            <text:p>0.157128</text:p>
          </table:table-cell>
          <table:table-cell table:formula="of:=LOG([.D16]/[.D17])/LOG([.$A16]/[.$A17])" office:value-type="float" office:value="1.48678106053332" calcext:value-type="float">
            <text:p>1.4867810605</text:p>
          </table:table-cell>
          <table:table-cell office:value-type="float" office:value="0.0307902" calcext:value-type="float">
            <text:p>0.0307902</text:p>
          </table:table-cell>
          <table:table-cell table:formula="of:=LOG([.F16]/[.F17])/LOG([.$A16]/[.$A17])" office:value-type="float" office:value="1.48601420364401" calcext:value-type="float">
            <text:p>1.4860142036</text:p>
          </table:table-cell>
          <table:table-cell office:value-type="float" office:value="0.105216" calcext:value-type="float">
            <text:p>0.105216</text:p>
          </table:table-cell>
          <table:table-cell table:formula="of:=LOG([.H16]/[.H17])/LOG([.$A16]/[.$A17])" office:value-type="float" office:value="1.49376192538362" calcext:value-type="float">
            <text:p>1.4937619254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 calcext:value-type="float">
            <text:p>0.0784945</text:p>
          </table:table-cell>
          <table:table-cell office:value-type="float" office:value="0.0397115" calcext:value-type="float">
            <text:p>0.0397115</text:p>
          </table:table-cell>
          <table:table-cell table:formula="of:=LOG([.B17]/[.B18])/LOG([.$A17]/[.$A18])" office:value-type="float" office:value="1.66401206809934" calcext:value-type="float">
            <text:p>1.6640120681</text:p>
          </table:table-cell>
          <table:table-cell office:value-type="float" office:value="0.0915163" calcext:value-type="float">
            <text:p>0.0915163</text:p>
          </table:table-cell>
          <table:table-cell table:formula="of:=LOG([.D17]/[.D18])/LOG([.$A17]/[.$A18])" office:value-type="float" office:value="1.62980107919156" calcext:value-type="float">
            <text:p>1.6298010792</text:p>
          </table:table-cell>
          <table:table-cell office:value-type="float" office:value="0.0175462" calcext:value-type="float">
            <text:p>0.0175462</text:p>
          </table:table-cell>
          <table:table-cell table:formula="of:=LOG([.F17]/[.F18])/LOG([.$A17]/[.$A18])" office:value-type="float" office:value="1.69557699180157" calcext:value-type="float">
            <text:p>1.6955769918</text:p>
          </table:table-cell>
          <table:table-cell office:value-type="float" office:value="0.0610161" calcext:value-type="float">
            <text:p>0.0610161</text:p>
          </table:table-cell>
          <table:table-cell table:formula="of:=LOG([.H17]/[.H18])/LOG([.$A17]/[.$A18])" office:value-type="float" office:value="1.64286844985149" calcext:value-type="float">
            <text:p>1.642868449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03854" calcext:value-type="float">
            <text:p>0.0503854</text:p>
          </table:table-cell>
          <table:table-cell office:value-type="float" office:value="0.0177063" calcext:value-type="float">
            <text:p>0.0177063</text:p>
          </table:table-cell>
          <table:table-cell table:formula="of:=LOG([.B18]/[.B19])/LOG([.$A18]/[.$A19])" office:value-type="float" office:value="1.82195109465776" calcext:value-type="float">
            <text:p>1.8219510947</text:p>
          </table:table-cell>
          <table:table-cell office:value-type="float" office:value="0.0404486" calcext:value-type="float">
            <text:p>0.0404486</text:p>
          </table:table-cell>
          <table:table-cell table:formula="of:=LOG([.D18]/[.D19])/LOG([.$A18]/[.$A19])" office:value-type="float" office:value="1.84172149944922" calcext:value-type="float">
            <text:p>1.8417214994</text:p>
          </table:table-cell>
          <table:table-cell office:value-type="float" office:value="0.00775927" calcext:value-type="float">
            <text:p>0.00775927</text:p>
          </table:table-cell>
          <table:table-cell table:formula="of:=LOG([.F18]/[.F19])/LOG([.$A18]/[.$A19])" office:value-type="float" office:value="1.84051263682342" calcext:value-type="float">
            <text:p>1.8405126368</text:p>
          </table:table-cell>
          <table:table-cell office:value-type="float" office:value="0.0269507" calcext:value-type="float">
            <text:p>0.0269507</text:p>
          </table:table-cell>
          <table:table-cell table:formula="of:=LOG([.H18]/[.H19])/LOG([.$A18]/[.$A19])" office:value-type="float" office:value="1.84317285783037" calcext:value-type="float">
            <text:p>1.843172857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364551" calcext:value-type="float">
            <text:p>0.0364551</text:p>
          </table:table-cell>
          <table:table-cell office:value-type="float" office:value="0.00952316" calcext:value-type="float">
            <text:p>0.00952316</text:p>
          </table:table-cell>
          <table:table-cell table:formula="of:=LOG([.B19]/[.B20])/LOG([.$A19]/[.$A20])" office:value-type="float" office:value="1.91642550081953" calcext:value-type="float">
            <text:p>1.9164255008</text:p>
          </table:table-cell>
          <table:table-cell office:value-type="float" office:value="0.0216735" calcext:value-type="float">
            <text:p>0.0216735</text:p>
          </table:table-cell>
          <table:table-cell table:formula="of:=LOG([.D19]/[.D20])/LOG([.$A19]/[.$A20])" office:value-type="float" office:value="1.92800677893831" calcext:value-type="float">
            <text:p>1.9280067789</text:p>
          </table:table-cell>
          <table:table-cell office:value-type="float" office:value="0.00415056" calcext:value-type="float">
            <text:p>0.00415056</text:p>
          </table:table-cell>
          <table:table-cell table:formula="of:=LOG([.F19]/[.F20])/LOG([.$A19]/[.$A20])" office:value-type="float" office:value="1.93326997685043" calcext:value-type="float">
            <text:p>1.9332699769</text:p>
          </table:table-cell>
          <table:table-cell office:value-type="float" office:value="0.0144433" calcext:value-type="float">
            <text:p>0.0144433</text:p>
          </table:table-cell>
          <table:table-cell table:formula="of:=LOG([.H19]/[.H20])/LOG([.$A19]/[.$A20])" office:value-type="float" office:value="1.92750284135533" calcext:value-type="float">
            <text:p>1.9275028414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57207" calcext:value-type="float">
            <text:p>0.0257207</text:p>
          </table:table-cell>
          <table:table-cell office:value-type="float" office:value="0.00482189" calcext:value-type="float">
            <text:p>0.00482189</text:p>
          </table:table-cell>
          <table:table-cell table:formula="of:=LOG([.B20]/[.B21])/LOG([.$A20]/[.$A21])" office:value-type="float" office:value="1.95123147206087" calcext:value-type="float">
            <text:p>1.9512314721</text:p>
          </table:table-cell>
          <table:table-cell office:value-type="float" office:value="0.0109678" calcext:value-type="float">
            <text:p>0.0109678</text:p>
          </table:table-cell>
          <table:table-cell table:formula="of:=LOG([.D20]/[.D21])/LOG([.$A20]/[.$A21])" office:value-type="float" office:value="1.95285381640528" calcext:value-type="float">
            <text:p>1.9528538164</text:p>
          </table:table-cell>
          <table:table-cell office:value-type="float" office:value="0.00209925" calcext:value-type="float">
            <text:p>0.00209925</text:p>
          </table:table-cell>
          <table:table-cell table:formula="of:=LOG([.F20]/[.F21])/LOG([.$A20]/[.$A21])" office:value-type="float" office:value="1.95439206357537" calcext:value-type="float">
            <text:p>1.9543920636</text:p>
          </table:table-cell>
          <table:table-cell office:value-type="float" office:value="0.00730565" calcext:value-type="float">
            <text:p>0.00730565</text:p>
          </table:table-cell>
          <table:table-cell table:formula="of:=LOG([.H20]/[.H21])/LOG([.$A20]/[.$A21])" office:value-type="float" office:value="1.95416123672756" calcext:value-type="float">
            <text:p>1.954161236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67543" calcext:value-type="float">
            <text:p>0.0167543</text:p>
          </table:table-cell>
          <table:table-cell office:value-type="float" office:value="0.00206855" calcext:value-type="float">
            <text:p>0.00206855</text:p>
          </table:table-cell>
          <table:table-cell table:formula="of:=LOG([.B21]/[.B22])/LOG([.$A21]/[.$A22])" office:value-type="float" office:value="1.9744208935465" calcext:value-type="float">
            <text:p>1.9744208935</text:p>
          </table:table-cell>
          <table:table-cell office:value-type="float" office:value="0.00471233" calcext:value-type="float">
            <text:p>0.00471233</text:p>
          </table:table-cell>
          <table:table-cell table:formula="of:=LOG([.D21]/[.D22])/LOG([.$A21]/[.$A22])" office:value-type="float" office:value="1.97083547204597" calcext:value-type="float">
            <text:p>1.970835472</text:p>
          </table:table-cell>
          <table:table-cell office:value-type="float" office:value="0.00089715" calcext:value-type="float">
            <text:p>0.00089715</text:p>
          </table:table-cell>
          <table:table-cell table:formula="of:=LOG([.F21]/[.F22])/LOG([.$A21]/[.$A22])" office:value-type="float" office:value="1.98327271760155" calcext:value-type="float">
            <text:p>1.9832727176</text:p>
          </table:table-cell>
          <table:table-cell office:value-type="float" office:value="0.00313838" calcext:value-type="float">
            <text:p>0.00313838</text:p>
          </table:table-cell>
          <table:table-cell table:formula="of:=LOG([.H21]/[.H22])/LOG([.$A21]/[.$A22])" office:value-type="float" office:value="1.97120885848182" calcext:value-type="float">
            <text:p>1.971208858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15"/>
        <table:table-column table:style-name="co1" table:default-cell-style-name="ce2"/>
        <table:table-column table:style-name="co1" table:default-cell-style-name="ce1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3">
          <table:table-cell office:value-type="float" office:value="0.152342" calcext:value-type="float">
            <text:p>0.152342</text:p>
          </table:table-cell>
          <table:table-cell office:value-type="float" office:value="0.00310071" calcext:value-type="float">
            <text:p>0.00310071</text:p>
          </table:table-cell>
          <table:table-cell/>
          <table:table-cell office:value-type="float" office:value="0.00358263" calcext:value-type="float">
            <text:p>0.00358263</text:p>
          </table:table-cell>
          <table:table-cell/>
          <table:table-cell office:value-type="float" office:value="0.00000455003" calcext:value-type="float">
            <text:p>4.55E-006</text:p>
          </table:table-cell>
          <table:table-cell/>
          <table:table-cell office:value-type="float" office:value="0.0000101598" calcext:value-type="float">
            <text:p>1.02E-005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3">
          <table:table-cell office:value-type="float" office:value="0.108972" calcext:value-type="float">
            <text:p>0.108972</text:p>
          </table:table-cell>
          <table:table-cell office:value-type="float" office:value="0.00158275" calcext:value-type="float">
            <text:p>0.00158275</text:p>
          </table:table-cell>
          <table:table-cell table:formula="of:=LOG([.B3]/[.B4])/LOG([.$A3]/[.$A4])" office:value-type="float" office:value="2.00714317261453" calcext:value-type="float">
            <text:p>2.0071431726</text:p>
          </table:table-cell>
          <table:table-cell office:value-type="float" office:value="0.00184379" calcext:value-type="float">
            <text:p>0.00184379</text:p>
          </table:table-cell>
          <table:table-cell table:formula="of:=LOG([.D3]/[.D4])/LOG([.$A3]/[.$A4])" office:value-type="float" office:value="1.98268812827659" calcext:value-type="float">
            <text:p>1.9826881283</text:p>
          </table:table-cell>
          <table:table-cell office:value-type="float" office:value="0.00000135164" calcext:value-type="float">
            <text:p>1.35E-006</text:p>
          </table:table-cell>
          <table:table-cell table:formula="of:=LOG([.F3]/[.F4])/LOG([.$A3]/[.$A4])" office:value-type="float" office:value="3.62292841147241" calcext:value-type="float">
            <text:p>3.6229284115</text:p>
          </table:table-cell>
          <table:table-cell office:value-type="float" office:value="0.00000277793" calcext:value-type="float">
            <text:p>2.78E-006</text:p>
          </table:table-cell>
          <table:table-cell table:formula="of:=LOG([.H3]/[.H4])/LOG([.$A3]/[.$A4])" office:value-type="float" office:value="3.87041614671789" calcext:value-type="float">
            <text:p>3.8704161467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3">
          <table:table-cell office:value-type="float" office:value="0.0663925" calcext:value-type="float">
            <text:p>0.0663925</text:p>
          </table:table-cell>
          <table:table-cell office:value-type="float" office:value="0.000586641" calcext:value-type="float">
            <text:p>0.000586641</text:p>
          </table:table-cell>
          <table:table-cell table:formula="of:=LOG([.B4]/[.B5])/LOG([.$A4]/[.$A5])" office:value-type="float" office:value="2.00301172538025" calcext:value-type="float">
            <text:p>2.0030117254</text:p>
          </table:table-cell>
          <table:table-cell office:value-type="float" office:value="0.000687138" calcext:value-type="float">
            <text:p>0.000687138</text:p>
          </table:table-cell>
          <table:table-cell table:formula="of:=LOG([.D4]/[.D5])/LOG([.$A4]/[.$A5])" office:value-type="float" office:value="1.99198725328889" calcext:value-type="float">
            <text:p>1.9919872533</text:p>
          </table:table-cell>
          <table:table-cell office:value-type="float" office:value="0.000000210806" calcext:value-type="float">
            <text:p>2.11E-007</text:p>
          </table:table-cell>
          <table:table-cell table:formula="of:=LOG([.F4]/[.F5])/LOG([.$A4]/[.$A5])" office:value-type="float" office:value="3.74996953916367" calcext:value-type="float">
            <text:p>3.7499695392</text:p>
          </table:table-cell>
          <table:table-cell office:value-type="float" office:value="0.000000416231" calcext:value-type="float">
            <text:p>4.16E-007</text:p>
          </table:table-cell>
          <table:table-cell table:formula="of:=LOG([.H4]/[.H5])/LOG([.$A4]/[.$A5])" office:value-type="float" office:value="3.83086702640269" calcext:value-type="float">
            <text:p>3.8308670264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3">
          <table:table-cell office:value-type="float" office:value="0.0477329" calcext:value-type="float">
            <text:p>0.0477329</text:p>
          </table:table-cell>
          <table:table-cell office:value-type="float" office:value="0.000303095" calcext:value-type="float">
            <text:p>0.000303095</text:p>
          </table:table-cell>
          <table:table-cell table:formula="of:=LOG([.B5]/[.B6])/LOG([.$A5]/[.$A6])" office:value-type="float" office:value="2.00133451030166" calcext:value-type="float">
            <text:p>2.0013345103</text:p>
          </table:table-cell>
          <table:table-cell office:value-type="float" office:value="0.000355539" calcext:value-type="float">
            <text:p>0.000355539</text:p>
          </table:table-cell>
          <table:table-cell table:formula="of:=LOG([.D5]/[.D6])/LOG([.$A5]/[.$A6])" office:value-type="float" office:value="1.99688988407431" calcext:value-type="float">
            <text:p>1.9968898841</text:p>
          </table:table-cell>
          <table:table-cell office:value-type="float" office:value="0.0000000603422" calcext:value-type="float">
            <text:p>6.03E-008</text:p>
          </table:table-cell>
          <table:table-cell table:formula="of:=LOG([.F5]/[.F6])/LOG([.$A5]/[.$A6])" office:value-type="float" office:value="3.79104865513915" calcext:value-type="float">
            <text:p>3.7910486551</text:p>
          </table:table-cell>
          <table:table-cell office:value-type="float" office:value="0.000000145206" calcext:value-type="float">
            <text:p>1.45E-007</text:p>
          </table:table-cell>
          <table:table-cell table:formula="of:=LOG([.H5]/[.H6])/LOG([.$A5]/[.$A6])" office:value-type="float" office:value="3.19152843903982" calcext:value-type="float">
            <text:p>3.191528439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3">
          <table:table-cell office:value-type="float" office:value="0.0305541" calcext:value-type="float">
            <text:p>0.0305541</text:p>
          </table:table-cell>
          <table:table-cell office:value-type="float" office:value="0.000124157" calcext:value-type="float">
            <text:p>0.000124157</text:p>
          </table:table-cell>
          <table:table-cell table:formula="of:=LOG([.B6]/[.B7])/LOG([.$A6]/[.$A7])" office:value-type="float" office:value="2.00057245417507" calcext:value-type="float">
            <text:p>2.0005724542</text:p>
          </table:table-cell>
          <table:table-cell office:value-type="float" office:value="0.000145792" calcext:value-type="float">
            <text:p>0.000145792</text:p>
          </table:table-cell>
          <table:table-cell table:formula="of:=LOG([.D6]/[.D7])/LOG([.$A6]/[.$A7])" office:value-type="float" office:value="1.99822916140783" calcext:value-type="float">
            <text:p>1.9982291614</text:p>
          </table:table-cell>
          <table:table-cell office:value-type="float" office:value="0.0000000121737" calcext:value-type="float">
            <text:p>1.22E-008</text:p>
          </table:table-cell>
          <table:table-cell table:formula="of:=LOG([.F6]/[.F7])/LOG([.$A6]/[.$A7])" office:value-type="float" office:value="3.58815254328002" calcext:value-type="float">
            <text:p>3.5881525433</text:p>
          </table:table-cell>
          <table:table-cell office:value-type="float" office:value="0.0000000384554" calcext:value-type="float">
            <text:p>3.85E-008</text:p>
          </table:table-cell>
          <table:table-cell table:formula="of:=LOG([.H6]/[.H7])/LOG([.$A6]/[.$A7])" office:value-type="float" office:value="2.97823080102096" calcext:value-type="float">
            <text:p>2.978230801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3">
          <table:table-cell office:value-type="float" office:value="0.0215183" calcext:value-type="float">
            <text:p>0.0215183</text:p>
          </table:table-cell>
          <table:table-cell table:style-name="ce15" office:value-type="float" office:value="0.0000615754" calcext:value-type="float">
            <text:p>6.16E-005</text:p>
          </table:table-cell>
          <table:table-cell table:formula="of:=LOG([.B7]/[.B8])/LOG([.$A7]/[.$A8])" office:value-type="float" office:value="2.00026857120385" calcext:value-type="float">
            <text:p>2.0002685712</text:p>
          </table:table-cell>
          <table:table-cell table:style-name="ce15" office:value-type="float" office:value="0.0000723307" calcext:value-type="float">
            <text:p>7.23E-005</text:p>
          </table:table-cell>
          <table:table-cell table:formula="of:=LOG([.D7]/[.D8])/LOG([.$A7]/[.$A8])" office:value-type="float" office:value="1.9992640965511" calcext:value-type="float">
            <text:p>1.9992640966</text:p>
          </table:table-cell>
          <table:table-cell office:value-type="float" office:value="0.00000000388693" calcext:value-type="float">
            <text:p>3.89E-009</text:p>
          </table:table-cell>
          <table:table-cell table:formula="of:=LOG([.F7]/[.F8])/LOG([.$A7]/[.$A8])" office:value-type="float" office:value="3.25634354635556" calcext:value-type="float">
            <text:p>3.2563435464</text:p>
          </table:table-cell>
          <table:table-cell office:value-type="float" office:value="0.0000000254446" calcext:value-type="float">
            <text:p>2.54E-008</text:p>
          </table:table-cell>
          <table:table-cell table:formula="of:=LOG([.H7]/[.H8])/LOG([.$A7]/[.$A8])" office:value-type="float" office:value="1.17798432776315" calcext:value-type="float">
            <text:p>1.1779843278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/>
        </table:table-row>
        <table:table-row table:style-name="ro3">
          <table:table-cell office:value-type="float" office:value="0.0152791" calcext:value-type="float">
            <text:p>0.0152791</text:p>
          </table:table-cell>
          <table:table-cell table:style-name="ce15" office:value-type="float" office:value="0.0000310406" calcext:value-type="float">
            <text:p>3.10E-005</text:p>
          </table:table-cell>
          <table:table-cell table:formula="of:=LOG([.B8]/[.B9])/LOG([.$A8]/[.$A9])" office:value-type="float" office:value="2.00038171573263" calcext:value-type="float">
            <text:p>2.0003817157</text:p>
          </table:table-cell>
          <table:table-cell table:style-name="ce15" office:value-type="float" office:value="0.0000364689" calcext:value-type="float">
            <text:p>3.65E-005</text:p>
          </table:table-cell>
          <table:table-cell table:formula="of:=LOG([.D8]/[.D9])/LOG([.$A8]/[.$A9])" office:value-type="float" office:value="1.99986305407339" calcext:value-type="float">
            <text:p>1.9998630541</text:p>
          </table:table-cell>
          <table:table-cell office:value-type="float" office:value="0.00000000154939" calcext:value-type="float">
            <text:p>1.55E-009</text:p>
          </table:table-cell>
          <table:table-cell table:formula="of:=LOG([.F8]/[.F9])/LOG([.$A8]/[.$A9])" office:value-type="float" office:value="2.68607003411224" calcext:value-type="float">
            <text:p>2.6860700341</text:p>
          </table:table-cell>
          <table:table-cell office:value-type="float" office:value="0.0000000153638" calcext:value-type="float">
            <text:p>1.54E-008</text:p>
          </table:table-cell>
          <table:table-cell table:formula="of:=LOG([.H8]/[.H9])/LOG([.$A8]/[.$A9])" office:value-type="float" office:value="1.4733152500161" calcext:value-type="float">
            <text:p>1.47331525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3">
          <table:table-cell office:value-type="float" office:value="0.00967015" calcext:value-type="float">
            <text:p>0.00967015</text:p>
          </table:table-cell>
          <table:table-cell table:style-name="ce15" office:value-type="float" office:value="0.0000124342" calcext:value-type="float">
            <text:p>1.24E-005</text:p>
          </table:table-cell>
          <table:table-cell table:formula="of:=LOG([.B9]/[.B10])/LOG([.$A9]/[.$A10])" office:value-type="float" office:value="1.99991510158334" calcext:value-type="float">
            <text:p>1.9999151016</text:p>
          </table:table-cell>
          <table:table-cell table:style-name="ce15" office:value-type="float" office:value="0.0000146107" calcext:value-type="float">
            <text:p>1.46E-005</text:p>
          </table:table-cell>
          <table:table-cell table:formula="of:=LOG([.D9]/[.D10])/LOG([.$A9]/[.$A10])" office:value-type="float" office:value="1.99960997268125" calcext:value-type="float">
            <text:p>1.9996099727</text:p>
          </table:table-cell>
          <table:table-cell office:value-type="float" office:value="0.000000000513684" calcext:value-type="float">
            <text:p>5.14E-010</text:p>
          </table:table-cell>
          <table:table-cell table:formula="of:=LOG([.F9]/[.F10])/LOG([.$A9]/[.$A10])" office:value-type="float" office:value="2.41343853049993" calcext:value-type="float">
            <text:p>2.4134385305</text:p>
          </table:table-cell>
          <table:table-cell office:value-type="float" office:value="0.00000000713364" calcext:value-type="float">
            <text:p>7.13E-009</text:p>
          </table:table-cell>
          <table:table-cell table:formula="of:=LOG([.H9]/[.H10])/LOG([.$A9]/[.$A10])" office:value-type="float" office:value="1.67713583105711" calcext:value-type="float">
            <text:p>1.6771358311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  <table:table-row table:style-name="ro3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3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style-name="ce5" table:number-columns-repeated="2"/>
        </table:table-row>
        <table:table-row table:style-name="ro3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3">
          <table:table-cell office:value-type="float" office:value="0.152342" calcext:value-type="float">
            <text:p>0.152342</text:p>
          </table:table-cell>
          <table:table-cell office:value-type="float" office:value="0.00493378" calcext:value-type="float">
            <text:p>0.00493378</text:p>
          </table:table-cell>
          <table:table-cell/>
          <table:table-cell office:value-type="float" office:value="0.00569487" calcext:value-type="float">
            <text:p>0.00569487</text:p>
          </table:table-cell>
          <table:table-cell/>
          <table:table-cell table:style-name="ce2" office:value-type="float" office:value="0.00246999" calcext:value-type="float">
            <text:p>0.00246999</text:p>
          </table:table-cell>
          <table:table-cell/>
          <table:table-cell table:style-name="ce2" office:value-type="float" office:value="0.0028515" calcext:value-type="float">
            <text:p>0.0028515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3">
          <table:table-cell office:value-type="float" office:value="0.108972" calcext:value-type="float">
            <text:p>0.108972</text:p>
          </table:table-cell>
          <table:table-cell office:value-type="float" office:value="0.00252713" calcext:value-type="float">
            <text:p>0.00252713</text:p>
          </table:table-cell>
          <table:table-cell table:formula="of:=LOG([.B15]/[.B16])/LOG([.$A15]/[.$A16])" office:value-type="float" office:value="1.99685738398068" calcext:value-type="float">
            <text:p>1.996857384</text:p>
          </table:table-cell>
          <table:table-cell office:value-type="float" office:value="0.00294033" calcext:value-type="float">
            <text:p>0.00294033</text:p>
          </table:table-cell>
          <table:table-cell table:formula="of:=LOG([.D15]/[.D16])/LOG([.$A15]/[.$A16])" office:value-type="float" office:value="1.97304745606165" calcext:value-type="float">
            <text:p>1.9730474561</text:p>
          </table:table-cell>
          <table:table-cell table:style-name="ce2" office:value-type="float" office:value="0.00126438" calcext:value-type="float">
            <text:p>0.00126438</text:p>
          </table:table-cell>
          <table:table-cell table:formula="of:=LOG([.F15]/[.F16])/LOG([.$A15]/[.$A16])" office:value-type="float" office:value="1.99868124668127" calcext:value-type="float">
            <text:p>1.9986812467</text:p>
          </table:table-cell>
          <table:table-cell table:style-name="ce2" office:value-type="float" office:value="0.00147125" calcext:value-type="float">
            <text:p>0.00147125</text:p>
          </table:table-cell>
          <table:table-cell table:formula="of:=LOG([.H15]/[.H16])/LOG([.$A15]/[.$A16])" office:value-type="float" office:value="1.97510347471975" calcext:value-type="float">
            <text:p>1.9751034747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3">
          <table:table-cell office:value-type="float" office:value="0.0663925" calcext:value-type="float">
            <text:p>0.0663925</text:p>
          </table:table-cell>
          <table:table-cell office:value-type="float" office:value="0.000938942" calcext:value-type="float">
            <text:p>0.000938942</text:p>
          </table:table-cell>
          <table:table-cell table:formula="of:=LOG([.B16]/[.B17])/LOG([.$A16]/[.$A17])" office:value-type="float" office:value="1.99812737329608" calcext:value-type="float">
            <text:p>1.9981273733</text:p>
          </table:table-cell>
          <table:table-cell office:value-type="float" office:value="0.00109806" calcext:value-type="float">
            <text:p>0.00109806</text:p>
          </table:table-cell>
          <table:table-cell table:formula="of:=LOG([.D16]/[.D17])/LOG([.$A16]/[.$A17])" office:value-type="float" office:value="1.98781670403229" calcext:value-type="float">
            <text:p>1.987816704</text:p>
          </table:table-cell>
          <table:table-cell table:style-name="ce2" office:value-type="float" office:value="0.000469583" calcext:value-type="float">
            <text:p>0.000469583</text:p>
          </table:table-cell>
          <table:table-cell table:formula="of:=LOG([.F16]/[.F17])/LOG([.$A16]/[.$A17])" office:value-type="float" office:value="1.99894725011741" calcext:value-type="float">
            <text:p>1.9989472501</text:p>
          </table:table-cell>
          <table:table-cell table:style-name="ce2" office:value-type="float" office:value="0.00054918" calcext:value-type="float">
            <text:p>0.00054918</text:p>
          </table:table-cell>
          <table:table-cell table:formula="of:=LOG([.H16]/[.H17])/LOG([.$A16]/[.$A17])" office:value-type="float" office:value="1.98875426601423" calcext:value-type="float">
            <text:p>1.988754266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3">
          <table:table-cell office:value-type="float" office:value="0.0477329" calcext:value-type="float">
            <text:p>0.0477329</text:p>
          </table:table-cell>
          <table:table-cell office:value-type="float" office:value="0.000485466" calcext:value-type="float">
            <text:p>0.000485466</text:p>
          </table:table-cell>
          <table:table-cell table:formula="of:=LOG([.B17]/[.B18])/LOG([.$A17]/[.$A18])" office:value-type="float" office:value="1.99914546139409" calcext:value-type="float">
            <text:p>1.9991454614</text:p>
          </table:table-cell>
          <table:table-cell office:value-type="float" office:value="0.000568542" calcext:value-type="float">
            <text:p>0.000568542</text:p>
          </table:table-cell>
          <table:table-cell table:formula="of:=LOG([.D17]/[.D18])/LOG([.$A17]/[.$A18])" office:value-type="float" office:value="1.99484383400734" calcext:value-type="float">
            <text:p>1.994843834</text:p>
          </table:table-cell>
          <table:table-cell table:style-name="ce2" office:value-type="float" office:value="0.000242763" calcext:value-type="float">
            <text:p>0.000242763</text:p>
          </table:table-cell>
          <table:table-cell table:formula="of:=LOG([.F17]/[.F18])/LOG([.$A17]/[.$A18])" office:value-type="float" office:value="1.99949384260087" calcext:value-type="float">
            <text:p>1.9994938426</text:p>
          </table:table-cell>
          <table:table-cell table:style-name="ce2" office:value-type="float" office:value="0.000284312" calcext:value-type="float">
            <text:p>0.000284312</text:p>
          </table:table-cell>
          <table:table-cell table:formula="of:=LOG([.H17]/[.H18])/LOG([.$A17]/[.$A18])" office:value-type="float" office:value="1.99523464614815" calcext:value-type="float">
            <text:p>1.995234646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3">
          <table:table-cell office:value-type="float" office:value="0.0305541" calcext:value-type="float">
            <text:p>0.0305541</text:p>
          </table:table-cell>
          <table:table-cell office:value-type="float" office:value="0.000198956" calcext:value-type="float">
            <text:p>0.000198956</text:p>
          </table:table-cell>
          <table:table-cell table:formula="of:=LOG([.B18]/[.B19])/LOG([.$A18]/[.$A19])" office:value-type="float" office:value="1.99951033594015" calcext:value-type="float">
            <text:p>1.9995103359</text:p>
          </table:table-cell>
          <table:table-cell office:value-type="float" office:value="0.000233215" calcext:value-type="float">
            <text:p>0.000233215</text:p>
          </table:table-cell>
          <table:table-cell table:formula="of:=LOG([.D18]/[.D19])/LOG([.$A18]/[.$A19])" office:value-type="float" office:value="1.99746796768215" calcext:value-type="float">
            <text:p>1.9974679677</text:p>
          </table:table-cell>
          <table:table-cell office:value-type="float" office:value="0.0000994829" calcext:value-type="float">
            <text:p>9.95E-005</text:p>
          </table:table-cell>
          <table:table-cell table:formula="of:=LOG([.F18]/[.F19])/LOG([.$A18]/[.$A19])" office:value-type="float" office:value="1.99967694741094" calcext:value-type="float">
            <text:p>1.9996769474</text:p>
          </table:table-cell>
          <table:table-cell table:style-name="ce2" office:value-type="float" office:value="0.000116614" calcext:value-type="float">
            <text:p>0.000116614</text:p>
          </table:table-cell>
          <table:table-cell table:formula="of:=LOG([.H18]/[.H19])/LOG([.$A18]/[.$A19])" office:value-type="float" office:value="1.99766629273257" calcext:value-type="float">
            <text:p>1.9976662927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3">
          <table:table-cell office:value-type="float" office:value="0.0215183" calcext:value-type="float">
            <text:p>0.0215183</text:p>
          </table:table-cell>
          <table:table-cell table:style-name="ce15" office:value-type="float" office:value="0.0000986882" calcext:value-type="float">
            <text:p>9.87E-005</text:p>
          </table:table-cell>
          <table:table-cell table:formula="of:=LOG([.B19]/[.B20])/LOG([.$A19]/[.$A20])" office:value-type="float" office:value="1.99979467992763" calcext:value-type="float">
            <text:p>1.9997946799</text:p>
          </table:table-cell>
          <table:table-cell office:value-type="float" office:value="0.000115729" calcext:value-type="float">
            <text:p>0.000115729</text:p>
          </table:table-cell>
          <table:table-cell table:formula="of:=LOG([.D19]/[.D20])/LOG([.$A19]/[.$A20])" office:value-type="float" office:value="1.99862870313514" calcext:value-type="float">
            <text:p>1.9986287031</text:p>
          </table:table-cell>
          <table:table-cell office:value-type="float" office:value="0.0000493454" calcext:value-type="float">
            <text:p>4.93E-005</text:p>
          </table:table-cell>
          <table:table-cell table:formula="of:=LOG([.F19]/[.F20])/LOG([.$A19]/[.$A20])" office:value-type="float" office:value="1.99986002782169" calcext:value-type="float">
            <text:p>1.9998600278</text:p>
          </table:table-cell>
          <table:table-cell office:value-type="float" office:value="0.0000578662" calcext:value-type="float">
            <text:p>5.79E-005</text:p>
          </table:table-cell>
          <table:table-cell table:formula="of:=LOG([.H19]/[.H20])/LOG([.$A19]/[.$A20])" office:value-type="float" office:value="1.99870389656886" calcext:value-type="float">
            <text:p>1.9987038966</text:p>
          </table:table-cell>
          <table:table-cell office:value-type="string" calcext:value-type="string">
            <text:p>50k</text:p>
          </table:table-cell>
          <table:table-cell table:number-columns-repeated="2"/>
        </table:table-row>
        <table:table-row table:style-name="ro3">
          <table:table-cell office:value-type="float" office:value="0.0152791" calcext:value-type="float">
            <text:p>0.0152791</text:p>
          </table:table-cell>
          <table:table-cell table:style-name="ce15" office:value-type="float" office:value="0.0000497536" calcext:value-type="float">
            <text:p>4.98E-005</text:p>
          </table:table-cell>
          <table:table-cell table:formula="of:=LOG([.B20]/[.B21])/LOG([.$A20]/[.$A21])" office:value-type="float" office:value="2.00013683127264" calcext:value-type="float">
            <text:p>2.0001368313</text:p>
          </table:table-cell>
          <table:table-cell table:style-name="ce15" office:value-type="float" office:value="0.0000583465" calcext:value-type="float">
            <text:p>5.83E-005</text:p>
          </table:table-cell>
          <table:table-cell table:formula="of:=LOG([.D20]/[.D21])/LOG([.$A20]/[.$A21])" office:value-type="float" office:value="2.0000472175383" calcext:value-type="float">
            <text:p>2.0000472175</text:p>
          </table:table-cell>
          <table:table-cell office:value-type="float" office:value="0.0000248771" calcext:value-type="float">
            <text:p>2.49E-005</text:p>
          </table:table-cell>
          <table:table-cell table:formula="of:=LOG([.F20]/[.F21])/LOG([.$A20]/[.$A21])" office:value-type="float" office:value="2.00017855193127" calcext:value-type="float">
            <text:p>2.0001785519</text:p>
          </table:table-cell>
          <table:table-cell office:value-type="float" office:value="0.0000291737" calcext:value-type="float">
            <text:p>2.92E-005</text:p>
          </table:table-cell>
          <table:table-cell table:formula="of:=LOG([.H20]/[.H21])/LOG([.$A20]/[.$A21])" office:value-type="float" office:value="2.00008796768515" calcext:value-type="float">
            <text:p>2.0000879677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3">
          <table:table-cell office:value-type="float" office:value="0.00967015" calcext:value-type="float">
            <text:p>0.00967015</text:p>
          </table:table-cell>
          <table:table-cell table:style-name="ce15" office:value-type="float" office:value="0.0000199314" calcext:value-type="float">
            <text:p>1.99E-005</text:p>
          </table:table-cell>
          <table:table-cell table:formula="of:=LOG([.B21]/[.B22])/LOG([.$A21]/[.$A22])" office:value-type="float" office:value="1.99978647501738" calcext:value-type="float">
            <text:p>1.999786475</text:p>
          </table:table-cell>
          <table:table-cell table:style-name="ce15" office:value-type="float" office:value="0.0000233761" calcext:value-type="float">
            <text:p>2.34E-005</text:p>
          </table:table-cell>
          <table:table-cell table:formula="of:=LOG([.D21]/[.D22])/LOG([.$A21]/[.$A22])" office:value-type="float" office:value="1.99956523607604" calcext:value-type="float">
            <text:p>1.9995652361</text:p>
          </table:table-cell>
          <table:table-cell office:value-type="float" office:value="0.00000996574" calcext:value-type="float">
            <text:p>9.97E-006</text:p>
          </table:table-cell>
          <table:table-cell table:formula="of:=LOG([.F21]/[.F22])/LOG([.$A21]/[.$A22])" office:value-type="float" office:value="1.99980406324917" calcext:value-type="float">
            <text:p>1.9998040632</text:p>
          </table:table-cell>
          <table:table-cell office:value-type="float" office:value="0.0000116881" calcext:value-type="float">
            <text:p>1.17E-005</text:p>
          </table:table-cell>
          <table:table-cell table:formula="of:=LOG([.H21]/[.H22])/LOG([.$A21]/[.$A22])" office:value-type="float" office:value="1.99958960442203" calcext:value-type="float">
            <text:p>1.9995896044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3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2">
          <table:table-cell office:value-type="float" office:value="0.413931" calcext:value-type="float">
            <text:p>0.413931</text:p>
          </table:table-cell>
          <table:table-cell office:value-type="float" office:value="1.91607" calcext:value-type="float">
            <text:p>1.91607</text:p>
          </table:table-cell>
          <table:table-cell/>
          <table:table-cell office:value-type="float" office:value="3.24383" calcext:value-type="float">
            <text:p>3.24383</text:p>
          </table:table-cell>
          <table:table-cell/>
          <table:table-cell office:value-type="float" office:value="0.530783" calcext:value-type="float">
            <text:p>0.530783</text:p>
          </table:table-cell>
          <table:table-cell/>
          <table:table-cell office:value-type="float" office:value="0.799057" calcext:value-type="float">
            <text:p>0.799057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 calcext:value-type="float">
            <text:p>0.339603</text:p>
          </table:table-cell>
          <table:table-cell office:value-type="float" office:value="1.87001" calcext:value-type="float">
            <text:p>1.87001</text:p>
          </table:table-cell>
          <table:table-cell table:formula="of:=LOG([.B3]/[.B4])/LOG([.$A3]/[.$A4])" office:value-type="float" office:value="0.122939512909169" calcext:value-type="float">
            <text:p>0.1229395129</text:p>
          </table:table-cell>
          <table:table-cell office:value-type="float" office:value="4.19967" calcext:value-type="float">
            <text:p>4.19967</text:p>
          </table:table-cell>
          <table:table-cell table:formula="of:=LOG([.D3]/[.D4])/LOG([.$A3]/[.$A4])" office:value-type="float" office:value="-1.30481307725712" calcext:value-type="float">
            <text:p>-1.3048130773</text:p>
          </table:table-cell>
          <table:table-cell office:value-type="float" office:value="0.476446" calcext:value-type="float">
            <text:p>0.476446</text:p>
          </table:table-cell>
          <table:table-cell table:formula="of:=LOG([.F3]/[.F4])/LOG([.$A3]/[.$A4])" office:value-type="float" office:value="0.545663856377887" calcext:value-type="float">
            <text:p>0.5456638564</text:p>
          </table:table-cell>
          <table:table-cell office:value-type="float" office:value="0.669013" calcext:value-type="float">
            <text:p>0.669013</text:p>
          </table:table-cell>
          <table:table-cell table:formula="of:=LOG([.H3]/[.H4])/LOG([.$A3]/[.$A4])" office:value-type="float" office:value="0.897468629196223" calcext:value-type="float">
            <text:p>0.897468629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 calcext:value-type="float">
            <text:p>0.257294</text:p>
          </table:table-cell>
          <table:table-cell office:value-type="float" office:value="1.88656" calcext:value-type="float">
            <text:p>1.88656</text:p>
          </table:table-cell>
          <table:table-cell table:formula="of:=LOG([.B4]/[.B5])/LOG([.$A4]/[.$A5])" office:value-type="float" office:value="-0.0317457610433601" calcext:value-type="float">
            <text:p>-0.031745761</text:p>
          </table:table-cell>
          <table:table-cell office:value-type="float" office:value="3.20761" calcext:value-type="float">
            <text:p>3.20761</text:p>
          </table:table-cell>
          <table:table-cell table:formula="of:=LOG([.D4]/[.D5])/LOG([.$A4]/[.$A5])" office:value-type="float" office:value="0.970895984250067" calcext:value-type="float">
            <text:p>0.9708959843</text:p>
          </table:table-cell>
          <table:table-cell office:value-type="float" office:value="0.39446" calcext:value-type="float">
            <text:p>0.39446</text:p>
          </table:table-cell>
          <table:table-cell table:formula="of:=LOG([.F4]/[.F5])/LOG([.$A4]/[.$A5])" office:value-type="float" office:value="0.680350504380288" calcext:value-type="float">
            <text:p>0.6803505044</text:p>
          </table:table-cell>
          <table:table-cell office:value-type="float" office:value="0.650077" calcext:value-type="float">
            <text:p>0.650077</text:p>
          </table:table-cell>
          <table:table-cell table:formula="of:=LOG([.H4]/[.H5])/LOG([.$A4]/[.$A5])" office:value-type="float" office:value="0.103447517496834" calcext:value-type="float">
            <text:p>0.103447517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 calcext:value-type="float">
            <text:p>0.109466</text:p>
          </table:table-cell>
          <table:table-cell office:value-type="float" office:value="0.442296" calcext:value-type="float">
            <text:p>0.442296</text:p>
          </table:table-cell>
          <table:table-cell table:formula="of:=LOG([.B5]/[.B6])/LOG([.$A5]/[.$A6])" office:value-type="float" office:value="1.69731082981166" calcext:value-type="float">
            <text:p>1.6973108298</text:p>
          </table:table-cell>
          <table:table-cell office:value-type="float" office:value="0.669981" calcext:value-type="float">
            <text:p>0.669981</text:p>
          </table:table-cell>
          <table:table-cell table:formula="of:=LOG([.D5]/[.D6])/LOG([.$A5]/[.$A6])" office:value-type="float" office:value="1.83246213351322" calcext:value-type="float">
            <text:p>1.8324621335</text:p>
          </table:table-cell>
          <table:table-cell office:value-type="float" office:value="0.118466" calcext:value-type="float">
            <text:p>0.118466</text:p>
          </table:table-cell>
          <table:table-cell table:formula="of:=LOG([.F5]/[.F6])/LOG([.$A5]/[.$A6])" office:value-type="float" office:value="1.40754053244499" calcext:value-type="float">
            <text:p>1.4075405324</text:p>
          </table:table-cell>
          <table:table-cell office:value-type="float" office:value="0.230836" calcext:value-type="float">
            <text:p>0.230836</text:p>
          </table:table-cell>
          <table:table-cell table:formula="of:=LOG([.H5]/[.H6])/LOG([.$A5]/[.$A6])" office:value-type="float" office:value="1.21153378426451" calcext:value-type="float">
            <text:p>1.211533784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 calcext:value-type="float">
            <text:p>0.078606</text:p>
          </table:table-cell>
          <table:table-cell office:value-type="float" office:value="0.175345" calcext:value-type="float">
            <text:p>0.175345</text:p>
          </table:table-cell>
          <table:table-cell table:formula="of:=LOG([.B6]/[.B7])/LOG([.$A6]/[.$A7])" office:value-type="float" office:value="2.79383745133293" calcext:value-type="float">
            <text:p>2.7938374513</text:p>
          </table:table-cell>
          <table:table-cell office:value-type="float" office:value="0.279146" calcext:value-type="float">
            <text:p>0.279146</text:p>
          </table:table-cell>
          <table:table-cell table:formula="of:=LOG([.D6]/[.D7])/LOG([.$A6]/[.$A7])" office:value-type="float" office:value="2.64373305313431" calcext:value-type="float">
            <text:p>2.6437330531</text:p>
          </table:table-cell>
          <table:table-cell office:value-type="float" office:value="0.0876177" calcext:value-type="float">
            <text:p>0.0876177</text:p>
          </table:table-cell>
          <table:table-cell table:formula="of:=LOG([.F6]/[.F7])/LOG([.$A6]/[.$A7])" office:value-type="float" office:value="0.910851349144734" calcext:value-type="float">
            <text:p>0.9108513491</text:p>
          </table:table-cell>
          <table:table-cell office:value-type="float" office:value="0.15406" calcext:value-type="float">
            <text:p>0.15406</text:p>
          </table:table-cell>
          <table:table-cell table:formula="of:=LOG([.H6]/[.H7])/LOG([.$A6]/[.$A7])" office:value-type="float" office:value="1.22103538958233" calcext:value-type="float">
            <text:p>1.22103538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 calcext:value-type="float">
            <text:p>0.0598497</text:p>
          </table:table-cell>
          <table:table-cell office:value-type="float" office:value="0.104381" calcext:value-type="float">
            <text:p>0.104381</text:p>
          </table:table-cell>
          <table:table-cell table:formula="of:=LOG([.B7]/[.B8])/LOG([.$A7]/[.$A8])" office:value-type="float" office:value="1.90273550579165" calcext:value-type="float">
            <text:p>1.9027355058</text:p>
          </table:table-cell>
          <table:table-cell office:value-type="float" office:value="0.186159" calcext:value-type="float">
            <text:p>0.186159</text:p>
          </table:table-cell>
          <table:table-cell table:formula="of:=LOG([.D7]/[.D8])/LOG([.$A7]/[.$A8])" office:value-type="float" office:value="1.48612082521068" calcext:value-type="float">
            <text:p>1.4861208252</text:p>
          </table:table-cell>
          <table:table-cell office:value-type="float" office:value="0.0802046" calcext:value-type="float">
            <text:p>0.0802046</text:p>
          </table:table-cell>
          <table:table-cell table:formula="of:=LOG([.F7]/[.F8])/LOG([.$A7]/[.$A8])" office:value-type="float" office:value="0.324278784521351" calcext:value-type="float">
            <text:p>0.3242787845</text:p>
          </table:table-cell>
          <table:table-cell office:value-type="float" office:value="0.131042" calcext:value-type="float">
            <text:p>0.131042</text:p>
          </table:table-cell>
          <table:table-cell table:formula="of:=LOG([.H7]/[.H8])/LOG([.$A7]/[.$A8])" office:value-type="float" office:value="0.59360734004088" calcext:value-type="float">
            <text:p>0.5936073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 calcext:value-type="float">
            <text:p>0.0390528</text:p>
          </table:table-cell>
          <table:table-cell office:value-type="float" office:value="0.0517547" calcext:value-type="float">
            <text:p>0.0517547</text:p>
          </table:table-cell>
          <table:table-cell table:formula="of:=LOG([.B8]/[.B9])/LOG([.$A8]/[.$A9])" office:value-type="float" office:value="1.64323383565996" calcext:value-type="float">
            <text:p>1.6432338357</text:p>
          </table:table-cell>
          <table:table-cell office:value-type="float" office:value="0.103139" calcext:value-type="float">
            <text:p>0.103139</text:p>
          </table:table-cell>
          <table:table-cell table:formula="of:=LOG([.D8]/[.D9])/LOG([.$A8]/[.$A9])" office:value-type="float" office:value="1.3832123237523" calcext:value-type="float">
            <text:p>1.3832123238</text:p>
          </table:table-cell>
          <table:table-cell office:value-type="float" office:value="0.0747625" calcext:value-type="float">
            <text:p>0.0747625</text:p>
          </table:table-cell>
          <table:table-cell table:formula="of:=LOG([.F8]/[.F9])/LOG([.$A8]/[.$A9])" office:value-type="float" office:value="0.164583866228564" calcext:value-type="float">
            <text:p>0.1645838662</text:p>
          </table:table-cell>
          <table:table-cell office:value-type="float" office:value="0.0837353" calcext:value-type="float">
            <text:p>0.0837353</text:p>
          </table:table-cell>
          <table:table-cell table:formula="of:=LOG([.H8]/[.H9])/LOG([.$A8]/[.$A9])" office:value-type="float" office:value="1.04903803153992" calcext:value-type="float">
            <text:p>1.049038031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number-columns-repeated="1014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 calcext:value-type="float">
            <text:p>0.413931</text:p>
          </table:table-cell>
          <table:table-cell office:value-type="float" office:value="0.982034" calcext:value-type="float">
            <text:p>0.982034</text:p>
          </table:table-cell>
          <table:table-cell/>
          <table:table-cell office:value-type="float" office:value="1.23607" calcext:value-type="float">
            <text:p>1.23607</text:p>
          </table:table-cell>
          <table:table-cell/>
          <table:table-cell office:value-type="float" office:value="0.393089" calcext:value-type="float">
            <text:p>0.393089</text:p>
          </table:table-cell>
          <table:table-cell/>
          <table:table-cell office:value-type="float" office:value="0.509194" calcext:value-type="float">
            <text:p>0.50919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 calcext:value-type="float">
            <text:p>0.339603</text:p>
          </table:table-cell>
          <table:table-cell office:value-type="float" office:value="1.02187" calcext:value-type="float">
            <text:p>1.02187</text:p>
          </table:table-cell>
          <table:table-cell table:formula="of:=LOG([.B14]/[.B15])/LOG([.$A14]/[.$A15])" office:value-type="float" office:value="-0.200905554411493" calcext:value-type="float">
            <text:p>-0.2009055544</text:p>
          </table:table-cell>
          <table:table-cell office:value-type="float" office:value="1.51209" calcext:value-type="float">
            <text:p>1.51209</text:p>
          </table:table-cell>
          <table:table-cell table:formula="of:=LOG([.D14]/[.D15])/LOG([.$A14]/[.$A15])" office:value-type="float" office:value="-1.01835977314663" calcext:value-type="float">
            <text:p>-1.0183597731</text:p>
          </table:table-cell>
          <table:table-cell office:value-type="float" office:value="0.35968" calcext:value-type="float">
            <text:p>0.35968</text:p>
          </table:table-cell>
          <table:table-cell table:formula="of:=LOG([.F14]/[.F15])/LOG([.$A14]/[.$A15])" office:value-type="float" office:value="0.448769211350964" calcext:value-type="float">
            <text:p>0.4487692114</text:p>
          </table:table-cell>
          <table:table-cell office:value-type="float" office:value="0.45445" calcext:value-type="float">
            <text:p>0.45445</text:p>
          </table:table-cell>
          <table:table-cell table:formula="of:=LOG([.H14]/[.H15])/LOG([.$A14]/[.$A15])" office:value-type="float" office:value="0.574676812160135" calcext:value-type="float">
            <text:p>0.57467681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 calcext:value-type="float">
            <text:p>0.257294</text:p>
          </table:table-cell>
          <table:table-cell office:value-type="float" office:value="0.883386" calcext:value-type="float">
            <text:p>0.883386</text:p>
          </table:table-cell>
          <table:table-cell table:formula="of:=LOG([.B15]/[.B16])/LOG([.$A15]/[.$A16])" office:value-type="float" office:value="0.524673648358762" calcext:value-type="float">
            <text:p>0.5246736484</text:p>
          </table:table-cell>
          <table:table-cell office:value-type="float" office:value="0.938907" calcext:value-type="float">
            <text:p>0.938907</text:p>
          </table:table-cell>
          <table:table-cell table:formula="of:=LOG([.D15]/[.D16])/LOG([.$A15]/[.$A16])" office:value-type="float" office:value="1.71687300539847" calcext:value-type="float">
            <text:p>1.7168730054</text:p>
          </table:table-cell>
          <table:table-cell office:value-type="float" office:value="0.288263" calcext:value-type="float">
            <text:p>0.288263</text:p>
          </table:table-cell>
          <table:table-cell table:formula="of:=LOG([.F15]/[.F16])/LOG([.$A15]/[.$A16])" office:value-type="float" office:value="0.797460633092547" calcext:value-type="float">
            <text:p>0.7974606331</text:p>
          </table:table-cell>
          <table:table-cell office:value-type="float" office:value="0.373892" calcext:value-type="float">
            <text:p>0.373892</text:p>
          </table:table-cell>
          <table:table-cell table:formula="of:=LOG([.H15]/[.H16])/LOG([.$A15]/[.$A16])" office:value-type="float" office:value="0.702991768814279" calcext:value-type="float">
            <text:p>0.7029917688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 calcext:value-type="float">
            <text:p>0.109466</text:p>
          </table:table-cell>
          <table:table-cell office:value-type="float" office:value="0.221166" calcext:value-type="float">
            <text:p>0.221166</text:p>
          </table:table-cell>
          <table:table-cell table:formula="of:=LOG([.B16]/[.B17])/LOG([.$A16]/[.$A17])" office:value-type="float" office:value="1.62045395277171" calcext:value-type="float">
            <text:p>1.6204539528</text:p>
          </table:table-cell>
          <table:table-cell office:value-type="float" office:value="0.480776" calcext:value-type="float">
            <text:p>0.480776</text:p>
          </table:table-cell>
          <table:table-cell table:formula="of:=LOG([.D16]/[.D17])/LOG([.$A16]/[.$A17])" office:value-type="float" office:value="0.783185978791435" calcext:value-type="float">
            <text:p>0.7831859788</text:p>
          </table:table-cell>
          <table:table-cell office:value-type="float" office:value="0.110784" calcext:value-type="float">
            <text:p>0.110784</text:p>
          </table:table-cell>
          <table:table-cell table:formula="of:=LOG([.F16]/[.F17])/LOG([.$A16]/[.$A17])" office:value-type="float" office:value="1.11898532001206" calcext:value-type="float">
            <text:p>1.11898532</text:p>
          </table:table-cell>
          <table:table-cell office:value-type="float" office:value="0.358541" calcext:value-type="float">
            <text:p>0.358541</text:p>
          </table:table-cell>
          <table:table-cell table:formula="of:=LOG([.H16]/[.H17])/LOG([.$A16]/[.$A17])" office:value-type="float" office:value="0.0490565197568479" calcext:value-type="float">
            <text:p>0.04905651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 calcext:value-type="float">
            <text:p>0.078606</text:p>
          </table:table-cell>
          <table:table-cell office:value-type="float" office:value="0.225455" calcext:value-type="float">
            <text:p>0.225455</text:p>
          </table:table-cell>
          <table:table-cell table:formula="of:=LOG([.B17]/[.B18])/LOG([.$A17]/[.$A18])" office:value-type="float" office:value="-0.0579982053025706" calcext:value-type="float">
            <text:p>-0.0579982053</text:p>
          </table:table-cell>
          <table:table-cell office:value-type="float" office:value="0.432235" calcext:value-type="float">
            <text:p>0.432235</text:p>
          </table:table-cell>
          <table:table-cell table:formula="of:=LOG([.D17]/[.D18])/LOG([.$A17]/[.$A18])" office:value-type="float" office:value="0.321385813037972" calcext:value-type="float">
            <text:p>0.321385813</text:p>
          </table:table-cell>
          <table:table-cell office:value-type="float" office:value="0.101324" calcext:value-type="float">
            <text:p>0.101324</text:p>
          </table:table-cell>
          <table:table-cell table:formula="of:=LOG([.F17]/[.F18])/LOG([.$A17]/[.$A18])" office:value-type="float" office:value="0.269529678131948" calcext:value-type="float">
            <text:p>0.2695296781</text:p>
          </table:table-cell>
          <table:table-cell office:value-type="float" office:value="0.37374" calcext:value-type="float">
            <text:p>0.37374</text:p>
          </table:table-cell>
          <table:table-cell table:formula="of:=LOG([.H17]/[.H18])/LOG([.$A17]/[.$A18])" office:value-type="float" office:value="-0.125367198926883" calcext:value-type="float">
            <text:p>-0.1253671989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 calcext:value-type="float">
            <text:p>0.0598497</text:p>
          </table:table-cell>
          <table:table-cell office:value-type="float" office:value="0.20954" calcext:value-type="float">
            <text:p>0.20954</text:p>
          </table:table-cell>
          <table:table-cell table:formula="of:=LOG([.B18]/[.B19])/LOG([.$A18]/[.$A19])" office:value-type="float" office:value="0.268535627567287" calcext:value-type="float">
            <text:p>0.2685356276</text:p>
          </table:table-cell>
          <table:table-cell office:value-type="float" office:value="0.434656" calcext:value-type="float">
            <text:p>0.434656</text:p>
          </table:table-cell>
          <table:table-cell table:formula="of:=LOG([.D18]/[.D19])/LOG([.$A18]/[.$A19])" office:value-type="float" office:value="-0.0204888256907034" calcext:value-type="float">
            <text:p>-0.0204888257</text:p>
          </table:table-cell>
          <table:table-cell office:value-type="float" office:value="0.0845573" calcext:value-type="float">
            <text:p>0.0845573</text:p>
          </table:table-cell>
          <table:table-cell table:formula="of:=LOG([.F18]/[.F19])/LOG([.$A18]/[.$A19])" office:value-type="float" office:value="0.66355901064083" calcext:value-type="float">
            <text:p>0.6635590106</text:p>
          </table:table-cell>
          <table:table-cell office:value-type="float" office:value="0.325855" calcext:value-type="float">
            <text:p>0.325855</text:p>
          </table:table-cell>
          <table:table-cell table:formula="of:=LOG([.H18]/[.H19])/LOG([.$A18]/[.$A19])" office:value-type="float" office:value="0.502942152285407" calcext:value-type="float">
            <text:p>0.5029421523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 calcext:value-type="float">
            <text:p>0.0390528</text:p>
          </table:table-cell>
          <table:table-cell office:value-type="float" office:value="0.13965" calcext:value-type="float">
            <text:p>0.13965</text:p>
          </table:table-cell>
          <table:table-cell table:formula="of:=LOG([.B19]/[.B20])/LOG([.$A19]/[.$A20])" office:value-type="float" office:value="0.950467553668222" calcext:value-type="float">
            <text:p>0.9504675537</text:p>
          </table:table-cell>
          <table:table-cell office:value-type="float" office:value="0.304396" calcext:value-type="float">
            <text:p>0.304396</text:p>
          </table:table-cell>
          <table:table-cell table:formula="of:=LOG([.D19]/[.D20])/LOG([.$A19]/[.$A20])" office:value-type="float" office:value="0.834404316272586" calcext:value-type="float">
            <text:p>0.8344043163</text:p>
          </table:table-cell>
          <table:table-cell office:value-type="float" office:value="0.0532833" calcext:value-type="float">
            <text:p>0.0532833</text:p>
          </table:table-cell>
          <table:table-cell table:formula="of:=LOG([.F19]/[.F20])/LOG([.$A19]/[.$A20])" office:value-type="float" office:value="1.0817119283048" calcext:value-type="float">
            <text:p>1.0817119283</text:p>
          </table:table-cell>
          <table:table-cell office:value-type="float" office:value="0.222388" calcext:value-type="float">
            <text:p>0.222388</text:p>
          </table:table-cell>
          <table:table-cell table:formula="of:=LOG([.H19]/[.H20])/LOG([.$A19]/[.$A20])" office:value-type="float" office:value="0.894845038971524" calcext:value-type="float">
            <text:p>0.89484503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16:12:20.4429237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09T18:12:41.852467935</dc:date>
    <meta:editing-duration>PT21H34M13S</meta:editing-duration>
    <meta:editing-cycles>71</meta:editing-cycles>
    <meta:generator>LibreOffice/4.2.4.2$Linux_X86_64 LibreOffice_project/420m0$Build-2</meta:generator>
    <dc:creator>ingo </dc:creator>
    <meta:document-statistic meta:table-count="4" meta:cell-count="1017" meta:object-count="0"/>
  </office:meta>
</office:document-meta>
</file>